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8pt" officeooo:rsid="0014d13d" officeooo:paragraph-rsid="0014d13d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eckpoint 1:</text:h>
      <text:p text:style-name="P1"/>
      <text:p text:style-name="P1">diff -u checkpoint-0/headset-up.js checkpoint-1/headset-up.js<text:line-break/>--- checkpoint-0/headset-up.js<text:tab/>2017-03-24 15:24:49.031372600 -0700<text:line-break/>+++ checkpoint-1/headset-up.js<text:tab/>2017-03-24 15:24:49.120610000 -0700<text:line-break/>@@ -1 +1,48 @@<text:line-break/> 'use strict';<text:line-break/>+<text:line-break/>+function getDeepValue(obj, pathArray, defaultValue)<text:line-break/>+{<text:line-break/>+<text:tab/>if(pathArray.length == 0)<text:line-break/>+<text:tab/><text:tab/>return obj;<text:line-break/>+<text:tab/>else if(!(obj instanceof Object) || obj[pathArray[0]] === undefined)<text:line-break/>+<text:tab/><text:tab/>return defaultValue;<text:line-break/>+<text:tab/>else<text:line-break/>+<text:tab/><text:tab/>return getDeepValue(obj[pathArray[0]], pathArray.slice(1), defaultValue);<text:line-break/>+}<text:line-break/>+<text:line-break/>+function parseCategories(cats)<text:line-break/>+{<text:line-break/>+<text:tab/>return cats.split(';').map(function(cat){<text:line-break/>+<text:tab/><text:tab/>return cat.trim().split('.');<text:line-break/>+<text:tab/>});<text:line-break/>+}<text:line-break/>+<text:line-break/>+AFRAME.registerComponent('json', {<text:line-break/>+<text:tab/>schema: {type: 'src'},<text:line-break/>+<text:tab/>init: function(){<text:line-break/>+<text:tab/><text:tab/>this.el.json = {};<text:line-break/>+<text:tab/>},<text:line-break/>+<text:tab/>update: function(){<text:line-break/>+<text:tab/><text:tab/>try {<text:line-break/>+<text:tab/><text:tab/><text:tab/>this.el.json = JSON.parse(THREE.Cache.files[this.data]);<text:line-break/>+<text:tab/><text:tab/>}<text:line-break/>+<text:tab/><text:tab/>catch(e){<text:line-break/>+<text:tab/><text:tab/><text:tab/>console.error('Unable to parse', this.data);<text:line-break/>+<text:tab/><text:tab/>}<text:line-break/>+<text:tab/>}<text:line-break/>+});<text:line-break/>+<text:line-break/>+AFRAME.registerComponent('display-phrase', {<text:line-break/>+<text:tab/>dependencies: ['json', 'n-text'],<text:line-break/>+<text:tab/>schema: {type: 'array'},<text:line-break/>+<text:tab/>update: function()<text:line-break/>+<text:tab/>{<text:line-break/>+<text:tab/><text:tab/>var phrase = getDeepValue(this.el.json, this.data, '');<text:line-break/>+<text:tab/><text:tab/>if(this.data.length &gt; 0 &amp;&amp; phrase){<text:line-break/>+<text:tab/><text:tab/><text:tab/>this.el.setAttribute('n-text', 'text', phrase);<text:line-break/>+<text:tab/><text:tab/>}<text:line-break/>+<text:tab/><text:tab/>else {<text:line-break/>+<text:tab/><text:tab/><text:tab/>this.el.setAttribute('n-text', 'text', 'Ready to play?');<text:line-break/>+<text:tab/><text:tab/>}<text:line-break/>+<text:tab/>}<text:line-break/>+});<text:line-break/>diff -u checkpoint-0/index.html checkpoint-1/index.html<text:line-break/>--- checkpoint-0/index.html<text:tab/>2017-03-24 15:24:49.074487700 -0700<text:line-break/>+++ checkpoint-1/index.html<text:tab/>2017-03-27 10:04:37.802879200 -0700<text:line-break/>@@ -11,8 +11,18 @@<text:line-break/> <text:line-break/> &lt;a-assets&gt;<text:line-break/> &lt;a-asset-item id='dict' src='../game_words.json'&gt;&lt;/a-asset-item&gt;<text:line-break/>+<text:line-break/>+<text:tab/><text:tab/><text:tab/><text:tab/>&lt;a-mixin id='head-text'<text:line-break/>+<text:tab/><text:tab/><text:tab/><text:tab/><text:tab/>position='0 0.15 0' rotation='0 180 0'<text:line-break/>+<text:tab/><text:tab/><text:tab/><text:tab/><text:tab/>n-text='text: Ready to play?; font-size: 1; width: 1; height: 0.1;'<text:line-break/>+<text:tab/><text:tab/><text:tab/><text:tab/><text:tab/>json='#dict' display-phrase='catchphrase,medium,20'<text:line-break/>+<text:tab/><text:tab/><text:tab/><text:tab/><text:tab/>n-skeleton-parent='part: eye'&gt;<text:line-break/>+<text:tab/><text:tab/><text:tab/><text:tab/>&lt;/a-mixin&gt;<text:line-break/>+<text:line-break/> <text:tab/><text:tab/><text:tab/>&lt;/a-assets&gt;<text:line-break/> <text:line-break/>+<text:tab/><text:tab/><text:tab/>&lt;a-entity class='hud' mixin='head-text'&gt;&lt;/a-entity&gt;<text:line-break/>+<text:line-break/> <text:tab/><text:tab/>&lt;/a-scene&gt;<text:line-break/> <text:tab/>&lt;/body&gt;<text:line-break/> &lt;/html&gt;</text:p>
      <text:p text:style-name="P1"><text:soft-page-break/></text:p>
      <text:h text:style-name="Heading_20_1" text:outline-level="1">Checkpoint 2:</text:h>
      <text:p text:style-name="P1"><text:line-break/>diff -u checkpoint-1/headset-up.js checkpoint-2/headset-up.js<text:line-break/>--- checkpoint-1/headset-up.js<text:tab/>2017-03-24 15:24:49.120610000 -0700<text:line-break/>+++ checkpoint-2/headset-up.js<text:tab/>2017-03-24 15:24:49.213859500 -0700<text:line-break/>@@ -46,3 +46,62 @@<text:line-break/> }<text:line-break/> }<text:line-break/> });<text:line-break/>+<text:line-break/>+AFRAME.registerComponent('advance-phrase', {<text:line-break/>+<text:tab/>schema: {<text:line-break/>+<text:tab/><text:tab/>on: {type: 'string', default: 'click'}<text:line-break/>+<text:tab/>},<text:line-break/>+<text:tab/>init: function()<text:line-break/>+<text:tab/>{<text:line-break/>+<text:tab/><text:tab/>this.advanceQuestion = this._advanceQuestion.bind(this);<text:line-break/>+<text:tab/><text:tab/>this.el.addEventListener(this.data.on, this.advanceQuestion);<text:line-break/>+<text:tab/>},<text:line-break/>+<text:tab/>initCategories: function()<text:line-break/>+<text:tab/>{<text:line-break/>+<text:tab/><text:tab/>function sum(acc, val){<text:line-break/>+<text:tab/><text:tab/><text:tab/>return acc + val;<text:line-break/>+<text:tab/><text:tab/>}<text:line-break/>+<text:line-break/>+<text:tab/><text:tab/>this.target = document.querySelector('.hud[json][display-phrase]');<text:line-break/>+<text:tab/><text:tab/>var catString = this.el.sceneEl.dataset.categories;<text:line-break/>+<text:tab/><text:tab/>this.catPaths = parseCategories(catString);<text:line-break/>+<text:line-break/>+<text:tab/><text:tab/>// pretend the categories are all in one long array<text:line-break/>+<text:tab/><text:tab/>// this array stores the first index of each category in that array<text:line-break/>+<text:tab/><text:tab/>this.catOffsets =<text:line-break/>+<text:tab/><text:tab/><text:tab/>this.catPaths<text:line-break/>+<text:tab/><text:tab/><text:tab/>.map(function(name){<text:line-break/>+<text:tab/><text:tab/><text:tab/><text:tab/>return getDeepValue(this.target.json, name, []).length;<text:line-break/>+<text:tab/><text:tab/><text:tab/>}, this)<text:line-break/>+<text:tab/><text:tab/><text:tab/>.map(function(length, i, array){<text:line-break/>+<text:tab/><text:tab/><text:tab/><text:tab/>return array.slice(0, i+1).reduce(sum, 0);<text:line-break/>+<text:tab/><text:tab/><text:tab/>});<text:line-break/>+<text:line-break/>+<text:tab/><text:tab/>// the first item in the offsets list is always zero<text:line-break/>+<text:tab/><text:tab/>this.catOffsets.unshift(0);<text:line-break/>+<text:tab/>},<text:line-break/>+<text:tab/>remove: function(){<text:line-break/>+<text:tab/><text:tab/>this.el.removeEventListener(this.data.on, this.advanceQuestion);<text:line-break/>+<text:tab/>},<text:line-break/>+<text:tab/>_advanceQuestion: function()<text:line-break/>+<text:tab/>{<text:line-break/>+<text:tab/><text:tab/>if(!this.target || !this.catPaths || !this.catOffsets){<text:line-break/>+<text:tab/><text:tab/><text:tab/>this.initCategories();<text:line-break/>+<text:tab/><text:tab/>}<text:line-break/>+<text:line-break/>+<text:tab/><text:tab/>var totalLength = this.catOffsets[this.catOffsets.length-1];<text:line-break/>+<text:tab/><text:tab/>var newQTotalIndex = Math.floor( Math.random() * totalLength );<text:line-break/>+<text:line-break/>+<text:tab/><text:tab/>// find the category that the randomly chosen index falls in<text:line-break/>+<text:tab/><text:tab/>var catIndex = this.catOffsets.findIndex( function(el, i, array){<text:line-break/>+<text:tab/><text:tab/><text:tab/>return newQTotalIndex &gt;= el &amp;&amp; newQTotalIndex &lt; array[i+1];<text:line-break/>+<text:tab/><text:tab/>});<text:line-break/>+<text:line-break/>+<text:tab/><text:tab/>// create a copy of the category path<text:line-break/>+<text:tab/><text:tab/>var newQPath = this.catPaths[catIndex].slice();<text:line-break/>+<text:tab/><text:tab/>newQPath.push( newQTotalIndex - this.catOffsets[catIndex] );<text:line-break/>+<text:line-break/>+<text:tab/><text:tab/>// update the question id with the new name<text:line-break/>+<text:tab/><text:tab/>this.target.setAttribute('display-phrase', newQPath);<text:line-break/>+<text:tab/>}<text:line-break/>+});<text:line-break/>diff -u checkpoint-1/index.html checkpoint-2/index.html<text:line-break/>--- checkpoint-1/index.html<text:tab/>2017-03-27 10:04:37.802879200 -0700<text:line-break/>+++ checkpoint-2/index.html<text:tab/>2017-03-24 15:24:49.269506300 -0700<text:line-break/>@@ -7,7 +7,8 @@<text:line-break/> <text:tab/><text:tab/>&lt;script src='headset-up.js'&gt;&lt;/script&gt;<text:line-break/> <text:tab/>&lt;/head&gt;<text:line-break/> <text:tab/>&lt;body&gt;<text:line-break/><text:soft-page-break/>-<text:tab/><text:tab/>&lt;a-scene altspace='fullspace: true' debug&gt;<text:line-break/>+<text:tab/><text:tab/>&lt;a-scene altspace='fullspace: true' debug<text:line-break/>+<text:tab/><text:tab/><text:tab/>data-categories='catchphrase.easy; catchphrase.medium; catchphrase.hard'&gt;<text:line-break/> <text:line-break/> <text:tab/><text:tab/><text:tab/>&lt;a-assets&gt;<text:line-break/> <text:tab/><text:tab/><text:tab/><text:tab/>&lt;a-asset-item id='dict' src='../game_words.json'&gt;&lt;/a-asset-item&gt;<text:line-break/>@@ -15,14 +16,62 @@<text:line-break/> <text:tab/><text:tab/><text:tab/><text:tab/>&lt;a-mixin id='head-text'<text:line-break/> <text:tab/><text:tab/><text:tab/><text:tab/><text:tab/>position='0 0.15 0' rotation='0 180 0'<text:line-break/> <text:tab/><text:tab/><text:tab/><text:tab/><text:tab/>n-text='text: Ready to play?; font-size: 1; width: 1; height: 0.1;'<text:line-break/>-<text:tab/><text:tab/><text:tab/><text:tab/><text:tab/>json='#dict' display-phrase='catchphrase,medium,20'<text:line-break/>+<text:tab/><text:tab/><text:tab/><text:tab/><text:tab/>json='#dict' display-phrase=''<text:line-break/> <text:tab/><text:tab/><text:tab/><text:tab/><text:tab/>n-skeleton-parent='part: eye'&gt;<text:line-break/> <text:tab/><text:tab/><text:tab/><text:tab/>&lt;/a-mixin&gt;<text:line-break/> <text:line-break/>+<text:tab/><text:tab/><text:tab/><text:tab/>&lt;a-mixin id='ui-on-spine'<text:line-break/>+<text:tab/><text:tab/><text:tab/><text:tab/><text:tab/>n-skeleton-parent='part: spine'<text:line-break/>+<text:tab/><text:tab/><text:tab/><text:tab/><text:tab/>altspace-cursor-collider='enabled: true'&gt;<text:line-break/>+<text:tab/><text:tab/><text:tab/><text:tab/>&lt;/a-mixin&gt;<text:line-break/>+<text:line-break/>+<text:tab/><text:tab/><text:tab/><text:tab/>&lt;a-mixin id='bubble'<text:line-break/>+<text:tab/><text:tab/><text:tab/><text:tab/><text:tab/>geometry='primitive: sphere; radius: 0.5'<text:line-break/>+<text:tab/><text:tab/><text:tab/><text:tab/><text:tab/>material='shader: flat; side: back'<text:line-break/>+<text:tab/><text:tab/><text:tab/><text:tab/><text:tab/>scale='0.6 0.1 0.1'<text:line-break/>+<text:tab/><text:tab/><text:tab/><text:tab/><text:tab/>advance-phrase&gt;<text:line-break/>+<text:tab/><text:tab/><text:tab/><text:tab/>&lt;/a-mixin&gt;<text:line-break/>+<text:line-break/>+<text:tab/><text:tab/><text:tab/><text:tab/>&lt;a-mixin id='text'<text:line-break/>+<text:tab/><text:tab/><text:tab/><text:tab/><text:tab/>n-text='font-size: 1; width: 1; height: 0.5'&gt;<text:line-break/>+<text:tab/><text:tab/><text:tab/><text:tab/>&lt;/a-mixin&gt;<text:line-break/>+<text:line-break/>+<text:tab/><text:tab/><text:tab/><text:tab/>&lt;a-mixin id='top-bubble'<text:line-break/>+<text:tab/><text:tab/><text:tab/><text:tab/><text:tab/>material='color: #eeeeee'&gt;<text:line-break/>+<text:tab/><text:tab/><text:tab/><text:tab/>&lt;/a-mixin&gt;<text:line-break/>+<text:tab/><text:tab/><text:tab/><text:tab/>&lt;a-mixin id='bottom-bubble'<text:line-break/>+<text:tab/><text:tab/><text:tab/><text:tab/><text:tab/>material='color: #0eb8f6'&gt;<text:line-break/>+<text:tab/><text:tab/><text:tab/><text:tab/>&lt;/a-mixin&gt;<text:line-break/>+<text:line-break/>+<text:tab/><text:tab/><text:tab/><text:tab/>&lt;a-mixin id='top-text'<text:line-break/>+<text:tab/><text:tab/><text:tab/><text:tab/><text:tab/>n-text='text: &lt;color=#bbbbbb&gt;Skip'&gt;<text:line-break/>+<text:tab/><text:tab/><text:tab/><text:tab/>&lt;/a-mixin&gt;<text:line-break/>+<text:tab/><text:tab/><text:tab/><text:tab/>&lt;a-mixin id='bottom-text'<text:line-break/>+<text:tab/><text:tab/><text:tab/><text:tab/><text:tab/>n-text='text: Got it!'&gt;<text:line-break/>+<text:tab/><text:tab/><text:tab/><text:tab/>&lt;/a-mixin&gt;<text:line-break/>+<text:line-break/> <text:tab/><text:tab/><text:tab/>&lt;/a-assets&gt;<text:line-break/> <text:line-break/> <text:tab/><text:tab/><text:tab/>&lt;a-entity class='hud' mixin='head-text'&gt;&lt;/a-entity&gt;<text:line-break/> <text:line-break/>+<text:tab/><text:tab/><text:tab/>&lt;a-entity position='0 0 -0.7'&gt;<text:line-break/>+<text:tab/><text:tab/><text:tab/><text:tab/>&lt;a-entity class='hud bubble'<text:line-break/>+<text:tab/><text:tab/><text:tab/><text:tab/><text:tab/>mixin='ui-on-spine bubble bottom-bubble'&gt;<text:line-break/>+<text:tab/><text:tab/><text:tab/><text:tab/>&lt;/a-entity&gt;<text:line-break/>+<text:tab/><text:tab/><text:tab/><text:tab/>&lt;a-entity class='hud text'<text:line-break/>+<text:tab/><text:tab/><text:tab/><text:tab/><text:tab/>mixin='ui-on-spine text bottom-text'&gt;<text:line-break/>+<text:tab/><text:tab/><text:tab/><text:tab/>&lt;/a-entity&gt;<text:line-break/>+<text:tab/><text:tab/><text:tab/>&lt;/a-entity&gt;<text:line-break/>+<text:line-break/>+<text:tab/><text:tab/><text:tab/>&lt;a-entity position='0 1 -0.7'&gt;<text:line-break/>+<text:tab/><text:tab/><text:tab/><text:tab/>&lt;a-entity class='hud bubble'<text:line-break/>+<text:tab/><text:tab/><text:tab/><text:tab/><text:tab/>mixin='ui-on-spine bubble top-bubble'&gt;<text:line-break/>+<text:tab/><text:tab/><text:tab/><text:tab/>&lt;/a-entity&gt;<text:line-break/>+<text:tab/><text:tab/><text:tab/><text:tab/>&lt;a-entity class='hud text'<text:line-break/>+<text:tab/><text:tab/><text:tab/><text:tab/><text:tab/>mixin='ui-on-spine text top-text'&gt;<text:line-break/>+<text:tab/><text:tab/><text:tab/><text:tab/>&lt;/a-entity&gt;<text:line-break/>+<text:tab/><text:tab/><text:tab/>&lt;/a-entity&gt;<text:line-break/>+<text:line-break/> <text:tab/><text:tab/>&lt;/a-scene&gt;<text:line-break/> <text:tab/>&lt;/body&gt;<text:line-break/> &lt;/html&gt;</text:p>
      <text:p text:style-name="P1"/>
      <text:h text:style-name="Heading_20_1" text:outline-level="1">Checkpoint 3:</text:h>
      <text:p text:style-name="P1"><text:line-break/>diff -u checkpoint-2/headset-up.js checkpoint-3/headset-up.js<text:line-break/>--- checkpoint-2/headset-up.js<text:tab/>2017-03-24 15:24:49.213859500 -0700<text:line-break/>+++ checkpoint-3/headset-up.js<text:tab/>2017-03-24 15:24:49.308610700 -0700<text:line-break/><text:soft-page-break/>@@ -17,6 +17,20 @@<text:line-break/> });<text:line-break/> }<text:line-break/> <text:line-break/>+function formatTime(ms)<text:line-break/>+{<text:line-break/>+<text:tab/>if(ms &lt;= 0)<text:line-break/>+<text:tab/><text:tab/>return '00:00';<text:line-break/>+<text:line-break/>+<text:tab/>var seconds = Math.ceil(ms/1000);<text:line-break/>+<text:tab/>var minutes = Math.floor(seconds / 60);<text:line-break/>+<text:tab/>seconds = seconds % 60;<text:line-break/>+<text:tab/>if(minutes &lt; 10) minutes = '0'+minutes;<text:line-break/>+<text:tab/>if(seconds &lt; 10) seconds = '0'+seconds;<text:line-break/>+<text:line-break/>+<text:tab/>return minutes + ':' + seconds;<text:line-break/>+}<text:line-break/>+<text:line-break/> AFRAME.registerComponent('json', {<text:line-break/> <text:tab/>schema: {type: 'src'},<text:line-break/> <text:tab/>init: function(){<text:line-break/>@@ -32,14 +46,74 @@<text:line-break/> <text:tab/>}<text:line-break/> });<text:line-break/> <text:line-break/>+AFRAME.registerComponent('timer', {<text:line-break/>+<text:tab/>multiple: true,<text:line-break/>+<text:tab/>schema: {<text:line-break/>+<text:tab/><text:tab/>duration: {type: 'number', default: 30},<text:line-break/>+<text:tab/><text:tab/>on: {type: 'string', default: null},<text:line-break/>+<text:tab/><text:tab/>emit: {type: 'string', default: 'timerend'},<text:line-break/>+<text:tab/><text:tab/>label: {type: 'selector', default: null},<text:line-break/>+<text:tab/><text:tab/>autostart: {type: 'boolean', default: false}<text:line-break/>+<text:tab/>},<text:line-break/>+<text:tab/>init: function()<text:line-break/>+<text:tab/>{<text:line-break/>+<text:tab/><text:tab/>this.endTime = 0;<text:line-break/>+<text:tab/><text:tab/>this.lastUpdate = 0;<text:line-break/>+<text:line-break/>+<text:tab/><text:tab/>if(this.data.on){<text:line-break/>+<text:tab/><text:tab/><text:tab/>this.el.addEventListener(this.data.on, this.start.bind(this));<text:line-break/>+<text:tab/><text:tab/>}<text:line-break/>+<text:line-break/>+<text:tab/><text:tab/>if(this.data.autostart)<text:line-break/>+<text:tab/><text:tab/><text:tab/>this.start();<text:line-break/>+<text:tab/>},<text:line-break/>+<text:tab/>tick: function(time, deltaTime)<text:line-break/>+<text:tab/>{<text:line-break/>+<text:tab/><text:tab/>if(!this.endTime) return;<text:line-break/>+<text:line-break/>+<text:tab/><text:tab/>var label = this.el.hasAttribute('n-text') ? this.el : this.data.label;<text:line-break/>+<text:tab/><text:tab/>var nowTime = performance.now();<text:line-break/>+<text:line-break/>+<text:tab/><text:tab/>if(label &amp;&amp; nowTime - this.lastUpdate &gt; 250){<text:line-break/>+<text:tab/><text:tab/><text:tab/>label.setAttribute('n-text', 'text', formatTime(this.endTime - nowTime));<text:line-break/>+<text:tab/><text:tab/><text:tab/>this.lastUpdate = nowTime;<text:line-break/>+<text:tab/><text:tab/>}<text:line-break/>+<text:line-break/>+<text:tab/><text:tab/>if(this.endTime &gt; 0 &amp;&amp; nowTime &gt; this.endTime){<text:line-break/>+<text:tab/><text:tab/><text:tab/>this.el.emit(this.data.emit);<text:line-break/>+<text:tab/><text:tab/><text:tab/>this.stop();<text:line-break/>+<text:tab/><text:tab/><text:tab/>if(label)<text:line-break/>+<text:tab/><text:tab/><text:tab/><text:tab/>label.setAttribute('n-text', 'text', '00:00');<text:line-break/>+<text:tab/><text:tab/>}<text:line-break/>+<text:tab/>},<text:line-break/>+<text:tab/>start: function(){<text:line-break/>+<text:tab/><text:tab/>this.endTime = performance.now() + Math.floor(this.data.duration * 1000);<text:line-break/>+<text:tab/>},<text:line-break/>+<text:tab/>stop: function(){<text:line-break/>+<text:tab/><text:tab/>this.endTime = 0;<text:line-break/>+<text:tab/>},<text:line-break/>+<text:tab/>running: function(){<text:line-break/>+<text:tab/><text:tab/>return this.endTime !== 0;<text:line-break/>+<text:tab/>}<text:line-break/>+});<text:line-break/>+<text:line-break/> AFRAME.registerComponent('display-phrase', {<text:line-break/> <text:tab/>dependencies: ['json', 'n-text'],<text:line-break/> <text:tab/>schema: {type: 'array'},<text:line-break/><text:soft-page-break/>+<text:tab/>init: function()<text:line-break/>+<text:tab/>{<text:line-break/>+<text:tab/><text:tab/>this.el.addEventListener('timerend', (function(){<text:line-break/>+<text:tab/><text:tab/><text:tab/>this.el.setAttribute(this.name, []);<text:line-break/>+<text:tab/><text:tab/>}).bind(this));<text:line-break/>+<text:tab/>},<text:line-break/> <text:tab/>update: function()<text:line-break/> <text:tab/>{<text:line-break/> <text:tab/><text:tab/>var phrase = getDeepValue(this.el.json, this.data, '');<text:line-break/> <text:tab/><text:tab/>if(this.data.length &gt; 0 &amp;&amp; phrase){<text:line-break/> <text:tab/><text:tab/><text:tab/>this.el.setAttribute('n-text', 'text', phrase);<text:line-break/>+<text:tab/><text:tab/><text:tab/>var target = document.querySelector('.hud[timer]');<text:line-break/>+<text:tab/><text:tab/><text:tab/>if(!target.components.timer.running())<text:line-break/>+<text:tab/><text:tab/><text:tab/><text:tab/>target.components.timer.start();<text:line-break/> <text:tab/><text:tab/>}<text:line-break/> <text:tab/><text:tab/>else {<text:line-break/> <text:tab/><text:tab/><text:tab/>this.el.setAttribute('n-text', 'text', 'Ready to play?');</text:p>
      <text:p text:style-name="P1"><text:line-break/>diff -u checkpoint-2/index.html checkpoint-3/index.html<text:line-break/>--- checkpoint-2/index.html<text:tab/>2017-03-24 15:24:49.269506300 -0700<text:line-break/>+++ checkpoint-3/index.html<text:tab/>2017-03-24 15:24:49.374285800 -0700<text:line-break/>@@ -20,6 +20,15 @@<text:line-break/> <text:tab/><text:tab/><text:tab/><text:tab/><text:tab/>n-skeleton-parent='part: eye'&gt;<text:line-break/> <text:tab/><text:tab/><text:tab/><text:tab/>&lt;/a-mixin&gt;<text:line-break/> <text:line-break/>+<text:tab/><text:tab/><text:tab/><text:tab/>&lt;a-mixin id='head-timer'<text:line-break/>+<text:tab/><text:tab/><text:tab/><text:tab/><text:tab/>position='0 0.25 0' rotation='0 180 0'<text:line-break/>+<text:tab/><text:tab/><text:tab/><text:tab/><text:tab/>n-text='text: 1:00; font-size: 1; width: 1; height: 0.1'<text:line-break/>+<text:tab/><text:tab/><text:tab/><text:tab/><text:tab/>timer='duration: 60'<text:line-break/>+<text:tab/><text:tab/><text:tab/><text:tab/><text:tab/>n-skeleton-parent='part: eye'<text:line-break/>+<text:tab/><text:tab/><text:tab/><text:tab/><text:tab/>sync sync-n-skeleton-parent<text:line-break/>+<text:tab/><text:tab/><text:tab/><text:tab/><text:tab/>wire='on: timerend; emit: timerend; targets: [display-phrase]'&gt;<text:line-break/>+<text:tab/><text:tab/><text:tab/><text:tab/>&lt;/a-mixin&gt;<text:line-break/>+<text:line-break/> <text:tab/><text:tab/><text:tab/><text:tab/>&lt;a-mixin id='ui-on-spine'<text:line-break/> <text:tab/><text:tab/><text:tab/><text:tab/><text:tab/>n-skeleton-parent='part: spine'<text:line-break/> <text:tab/><text:tab/><text:tab/><text:tab/><text:tab/>altspace-cursor-collider='enabled: true'&gt;<text:line-break/>@@ -53,6 +62,7 @@<text:line-break/> <text:tab/><text:tab/><text:tab/>&lt;/a-assets&gt;<text:line-break/> <text:line-break/> <text:tab/><text:tab/><text:tab/>&lt;a-entity class='hud' mixin='head-text'&gt;&lt;/a-entity&gt;<text:line-break/>+<text:tab/><text:tab/><text:tab/>&lt;a-entity class='hud' mixin='head-timer'&gt;&lt;/a-entity&gt;<text:line-break/> <text:line-break/> <text:tab/><text:tab/><text:tab/>&lt;a-entity position='0 0 -0.7'&gt;<text:line-break/> <text:tab/><text:tab/><text:tab/><text:tab/>&lt;a-entity class='hud bubble'</text:p>
      <text:p text:style-name="P1"/>
      <text:h text:style-name="Heading_20_1" text:outline-level="1">Checkpoint 4:</text:h>
      <text:p text:style-name="P1"><text:line-break/>diff -u checkpoint-3/headset-up.js checkpoint-4/headset-up.js<text:line-break/>--- checkpoint-3/headset-up.js<text:tab/>2017-03-24 15:24:49.308610700 -0700<text:line-break/>+++ checkpoint-4/headset-up.js<text:tab/>2017-03-24 15:24:49.410882300 -0700<text:line-break/>@@ -46,8 +46,33 @@<text:line-break/> <text:tab/>}<text:line-break/> });<text:line-break/> <text:line-break/>+AFRAME.registerComponent('clone-on', {<text:line-break/>+<text:tab/>schema: {<text:line-break/>+<text:tab/><text:tab/>on: {type: 'string'},<text:line-break/>+<text:tab/><text:tab/>mixins:</text:p>
      <text:p text:style-name="P1"><text:s/>{type: 'array', default: []}<text:line-break/>+<text:tab/>},<text:line-break/>+<text:tab/>init: function(){<text:line-break/>+<text:tab/><text:tab/>var self = this;<text:line-break/>+<text:tab/><text:tab/>this.el.addEventListener(this.data.on, function()<text:line-break/>+<text:tab/><text:tab/>{<text:line-break/>+<text:tab/><text:tab/><text:tab/>if(!self.clone){<text:line-break/>+<text:tab/><text:tab/><text:tab/><text:tab/>self.clone = document.createElement('a-entity');<text:line-break/>+<text:tab/><text:tab/><text:tab/><text:tab/>self.clone.setAttribute('class', self.el.className);<text:line-break/>+<text:tab/><text:tab/><text:tab/><text:tab/>self.clone.classList.add('clone');<text:line-break/>+<text:tab/><text:tab/><text:tab/><text:tab/>self.clone.setAttribute('mixin', self.data.mixins.join(' '));<text:line-break/>+<text:tab/><text:tab/><text:tab/><text:tab/>self.el.parentNode.appendChild(self.clone);<text:line-break/>+<text:tab/><text:tab/><text:tab/>}<text:line-break/>+<text:tab/><text:tab/><text:tab/>else {<text:line-break/>+<text:tab/><text:tab/><text:tab/><text:tab/>self.clone.parentElement.remove(self.clone);<text:line-break/>+<text:tab/><text:tab/><text:tab/><text:tab/>self.clone = null;<text:line-break/>+<text:tab/><text:tab/><text:tab/>}<text:line-break/><text:soft-page-break/>+<text:tab/><text:tab/>});<text:line-break/>+<text:tab/>}<text:line-break/>+});<text:line-break/>+<text:line-break/> AFRAME.registerComponent('timer', {<text:line-break/> <text:tab/>multiple: true,<text:line-break/>+<text:tab/>dependencies: ['sync'],<text:line-break/> <text:tab/>schema: {<text:line-break/> <text:tab/><text:tab/>duration: {type: 'number', default: 30},<text:line-break/> <text:tab/><text:tab/>on: {type: 'string', default: null},<text:line-break/>@@ -64,15 +89,20 @@<text:line-break/> <text:tab/><text:tab/><text:tab/>this.el.addEventListener(this.data.on, this.start.bind(this));<text:line-break/> <text:tab/><text:tab/>}<text:line-break/> <text:line-break/>-<text:tab/><text:tab/>if(this.data.autostart)<text:line-break/>-<text:tab/><text:tab/><text:tab/>this.start();<text:line-break/>+<text:tab/><text:tab/>this.sync = this.el.components.sync;<text:line-break/>+<text:tab/><text:tab/>if(this.sync.isConnected){<text:line-break/>+<text:tab/><text:tab/><text:tab/>this.syncStart();<text:line-break/>+<text:tab/><text:tab/>}<text:line-break/>+<text:tab/><text:tab/>else {<text:line-break/>+<text:tab/><text:tab/><text:tab/>this.el.addEventListener('connected', this.syncStart.bind(this));<text:line-break/>+<text:tab/><text:tab/>}<text:line-break/> <text:tab/>},<text:line-break/> <text:tab/>tick: function(time, deltaTime)<text:line-break/> <text:tab/>{<text:line-break/> <text:tab/><text:tab/>if(!this.endTime) return;<text:line-break/> <text:line-break/> <text:tab/><text:tab/>var label = this.el.hasAttribute('n-text') ? this.el : this.data.label;<text:line-break/>-<text:tab/><text:tab/>var nowTime = performance.now();<text:line-break/>+<text:tab/><text:tab/>var nowTime = performance.timing.navigationStart + performance.now() - this.localTimeOffset;<text:line-break/> <text:line-break/> <text:tab/><text:tab/>if(label &amp;&amp; nowTime - this.lastUpdate &gt; 250){<text:line-break/> <text:tab/><text:tab/><text:tab/>label.setAttribute('n-text', 'text', formatTime(this.endTime - nowTime));<text:line-break/>@@ -87,10 +117,34 @@<text:line-break/> <text:tab/><text:tab/>}<text:line-break/> <text:tab/>},<text:line-break/> <text:tab/>start: function(){<text:line-break/>-<text:tab/><text:tab/>this.endTime = performance.now() + Math.floor(this.data.duration * 1000);<text:line-break/>+<text:tab/><text:tab/>if(this.sync.isMine &amp;&amp; this.startTimeRef){<text:line-break/>+<text:tab/><text:tab/><text:tab/>this.startTimeRef.set(Firebase.ServerValue.TIMESTAMP);<text:line-break/>+<text:tab/><text:tab/>}<text:line-break/> <text:tab/>},<text:line-break/> <text:tab/>stop: function(){<text:line-break/>-<text:tab/><text:tab/>this.endTime = 0;<text:line-break/>+<text:tab/><text:tab/>if(this.sync.isMine &amp;&amp; this.startTimeRef){<text:line-break/>+<text:tab/><text:tab/><text:tab/>this.startTimeRef.set(0);<text:line-break/>+<text:tab/><text:tab/>}<text:line-break/>+<text:tab/>},<text:line-break/>+<text:tab/>syncStart: function()<text:line-break/>+<text:tab/>{<text:line-break/>+<text:tab/><text:tab/>this.startTimeRef = this.sync.dataRef.child(this.name);<text:line-break/>+<text:tab/><text:tab/>this.startTimeRef.on('value', (function(snapshot)<text:line-break/>+<text:tab/><text:tab/>{<text:line-break/>+<text:tab/><text:tab/><text:tab/>var serverTime = snapshot.val();<text:line-break/>+<text:line-break/>+<text:tab/><text:tab/><text:tab/>if(serverTime &gt; 0){<text:line-break/>+<text:tab/><text:tab/><text:tab/><text:tab/>this.localTimeOffset = Date.now() - serverTime;<text:line-break/>+<text:tab/><text:tab/><text:tab/><text:tab/>this.endTime = serverTime + Math.floor(this.data.duration * 1000);<text:line-break/>+<text:tab/><text:tab/><text:tab/>}<text:line-break/>+<text:tab/><text:tab/><text:tab/>else {<text:line-break/>+<text:tab/><text:tab/><text:tab/><text:tab/>this.endTime = 0;<text:line-break/>+<text:tab/><text:tab/><text:tab/>}<text:line-break/>+<text:line-break/>+<text:tab/><text:tab/>}).bind(this));<text:line-break/>+<text:line-break/>+<text:tab/><text:tab/>if(this.data.autostart)<text:line-break/>+<text:tab/><text:tab/><text:tab/>this.start();<text:line-break/> <text:tab/>},<text:line-break/> <text:tab/>running: function(){<text:line-break/> <text:tab/><text:tab/>return this.endTime !== 0;<text:line-break/>@@ -98,10 +152,18 @@<text:line-break/> });<text:line-break/> <text:line-break/> AFRAME.registerComponent('display-phrase', {<text:line-break/>-<text:tab/>dependencies: ['json', 'n-text'],<text:line-break/>+<text:tab/>dependencies: ['json', 'n-text', 'sync'],<text:line-break/> <text:tab/>schema: {type: 'array'},<text:line-break/> <text:tab/>init: function()<text:line-break/><text:soft-page-break/> <text:tab/>{<text:line-break/>+<text:tab/><text:tab/>this.sync = this.el.components.sync;<text:line-break/>+<text:tab/><text:tab/>if(this.sync.isConnected){<text:line-break/>+<text:tab/><text:tab/><text:tab/>this.start();<text:line-break/>+<text:tab/><text:tab/>}<text:line-break/>+<text:tab/><text:tab/>else {<text:line-break/>+<text:tab/><text:tab/><text:tab/>this.el.addEventListener('connected', this.start.bind(this));<text:line-break/>+<text:tab/><text:tab/>}<text:line-break/>+<text:line-break/> <text:tab/><text:tab/>this.el.addEventListener('timerend', (function(){<text:line-break/> <text:tab/><text:tab/><text:tab/>this.el.setAttribute(this.name, []);<text:line-break/> <text:tab/><text:tab/>}).bind(this));<text:line-break/>@@ -111,13 +173,30 @@<text:line-break/> <text:tab/><text:tab/>var phrase = getDeepValue(this.el.json, this.data, '');<text:line-break/> <text:tab/><text:tab/>if(this.data.length &gt; 0 &amp;&amp; phrase){<text:line-break/> <text:tab/><text:tab/><text:tab/>this.el.setAttribute('n-text', 'text', phrase);<text:line-break/>-<text:tab/><text:tab/><text:tab/>var target = document.querySelector('.hud[timer]');<text:line-break/>-<text:tab/><text:tab/><text:tab/>if(!target.components.timer.running())<text:line-break/>-<text:tab/><text:tab/><text:tab/><text:tab/>target.components.timer.start();<text:line-break/> <text:tab/><text:tab/>}<text:line-break/> <text:tab/><text:tab/>else {<text:line-break/> <text:tab/><text:tab/><text:tab/>this.el.setAttribute('n-text', 'text', 'Ready to play?');<text:line-break/> <text:tab/><text:tab/>}<text:line-break/>+<text:line-break/>+<text:tab/><text:tab/>if(this.sync.isMine)<text:line-break/>+<text:tab/><text:tab/>{<text:line-break/>+<text:tab/><text:tab/><text:tab/>if(this.dataRef){<text:line-break/>+<text:tab/><text:tab/><text:tab/><text:tab/>this.dataRef.set(this.data);<text:line-break/>+<text:tab/><text:tab/><text:tab/>}<text:line-break/>+<text:line-break/>+<text:tab/><text:tab/><text:tab/>var target = document.querySelector('.mine[timer]');<text:line-break/>+<text:tab/><text:tab/><text:tab/>if(!target.components.timer.running())<text:line-break/>+<text:tab/><text:tab/><text:tab/><text:tab/>target.components.timer.start();<text:line-break/>+<text:tab/><text:tab/>}<text:line-break/>+<text:tab/>},<text:line-break/>+<text:tab/>start: function()<text:line-break/>+<text:tab/>{<text:line-break/>+<text:tab/><text:tab/>this.dataRef = this.sync.dataRef.child(this.name);<text:line-break/>+<text:tab/><text:tab/>this.dataRef.on('value', (function(snapshot){<text:line-break/>+<text:tab/><text:tab/><text:tab/>if(!this.sync.isMine || !this.data.length){<text:line-break/>+<text:tab/><text:tab/><text:tab/><text:tab/>this.el.setAttribute(this.name, snapshot.val());<text:line-break/>+<text:tab/><text:tab/><text:tab/>}<text:line-break/>+<text:tab/><text:tab/>}).bind(this));<text:line-break/> <text:tab/>}<text:line-break/> });<text:line-break/> <text:line-break/>@@ -136,7 +215,8 @@<text:line-break/> <text:tab/><text:tab/><text:tab/>return acc + val;<text:line-break/> <text:tab/><text:tab/>}<text:line-break/> <text:line-break/>-<text:tab/><text:tab/>this.target = document.querySelector('.hud[json][display-phrase]');<text:line-break/>+<text:tab/><text:tab/>var userId = this.el.sceneEl.systems['sync-system'].userInfo.userId;<text:line-break/>+<text:tab/><text:tab/>this.target = document.querySelector('[display-phrase][data-creator-user-id="'+userId+'"]');<text:line-break/> <text:tab/><text:tab/>var catString = this.el.sceneEl.dataset.categories;<text:line-break/> <text:tab/><text:tab/>this.catPaths = parseCategories(catString);</text:p>
      <text:p text:style-name="P1"><text:line-break/>diff -u checkpoint-3/index.html checkpoint-4/index.html<text:line-break/>--- checkpoint-3/index.html<text:tab/>2017-03-24 15:24:49.374285800 -0700<text:line-break/>+++ checkpoint-4/index.html<text:tab/>2017-03-24 15:24:49.459511700 -0700<text:line-break/>@@ -8,6 +8,7 @@<text:line-break/> <text:tab/>&lt;/head&gt;<text:line-break/> <text:tab/>&lt;body&gt;<text:line-break/> <text:tab/><text:tab/>&lt;a-scene altspace='fullspace: true' debug<text:line-break/>+<text:tab/><text:tab/><text:tab/>sync-system='app: headset-up; author: altspacevr'<text:line-break/> <text:tab/><text:tab/><text:tab/>data-categories='catchphrase.easy; catchphrase.medium; catchphrase.hard'&gt;<text:line-break/> <text:line-break/> <text:tab/><text:tab/><text:tab/>&lt;a-assets&gt;<text:line-break/>@@ -17,7 +18,8 @@<text:line-break/> <text:tab/><text:tab/><text:tab/><text:tab/><text:tab/>position='0 0.15 0' rotation='0 180 0'<text:line-break/> <text:tab/><text:tab/><text:tab/><text:tab/><text:tab/>n-text='text: Ready to play?; font-size: 1; width: 1; height: 0.1;'<text:line-break/> <text:tab/><text:tab/><text:tab/><text:tab/><text:tab/>json='#dict' display-phrase=''<text:line-break/>-<text:tab/><text:tab/><text:tab/><text:tab/><text:tab/>n-skeleton-parent='part: eye'&gt;<text:line-break/>+<text:tab/><text:tab/><text:tab/><text:tab/><text:tab/>n-skeleton-parent='part: eye'<text:line-break/>+<text:tab/><text:tab/><text:tab/><text:tab/><text:tab/>sync sync-n-skeleton-parent&gt;<text:line-break/> <text:tab/><text:tab/><text:tab/><text:tab/>&lt;/a-mixin&gt;<text:line-break/> <text:line-break/> <text:tab/><text:tab/><text:tab/><text:tab/>&lt;a-mixin id='head-timer'<text:line-break/>@@ -26,7 +28,7 @@<text:line-break/> <text:tab/><text:tab/><text:tab/><text:tab/><text:tab/>timer='duration: 60'<text:line-break/><text:soft-page-break/> <text:tab/><text:tab/><text:tab/><text:tab/><text:tab/>n-skeleton-parent='part: eye'<text:line-break/> <text:tab/><text:tab/><text:tab/><text:tab/><text:tab/>sync sync-n-skeleton-parent<text:line-break/>-<text:tab/><text:tab/><text:tab/><text:tab/><text:tab/>wire='on: timerend; emit: timerend; targets: [display-phrase]'&gt;<text:line-break/>+<text:tab/><text:tab/><text:tab/><text:tab/><text:tab/>wire='on: timerend; emit: timerend; targets: .mine[display-phrase]'&gt;<text:line-break/> <text:tab/><text:tab/><text:tab/><text:tab/>&lt;/a-mixin&gt;<text:line-break/> <text:line-break/> <text:tab/><text:tab/><text:tab/><text:tab/>&lt;a-mixin id='ui-on-spine'<text:line-break/>@@ -61,24 +63,30 @@<text:line-break/> <text:line-break/> <text:tab/><text:tab/><text:tab/>&lt;/a-assets&gt;<text:line-break/> <text:line-break/>-<text:tab/><text:tab/><text:tab/>&lt;a-entity class='hud' mixin='head-text'&gt;&lt;/a-entity&gt;<text:line-break/>-<text:tab/><text:tab/><text:tab/>&lt;a-entity class='hud' mixin='head-timer'&gt;&lt;/a-entity&gt;<text:line-break/>+<text:tab/><text:tab/><text:tab/>&lt;a-box wire='on: click; emit: attach-hud; targets: .hud'&gt;&lt;/a-box&gt;<text:line-break/>+<text:line-break/>+<text:tab/><text:tab/><text:tab/>&lt;a-entity class='hud'<text:line-break/>+<text:tab/><text:tab/><text:tab/><text:tab/>instantiator='mixin: head-text; on: attach-hud; group: text; remove-last: true'&gt;<text:line-break/>+<text:tab/><text:tab/><text:tab/>&lt;/a-entity&gt;<text:line-break/>+<text:tab/><text:tab/><text:tab/>&lt;a-entity class='hud'<text:line-break/>+<text:tab/><text:tab/><text:tab/><text:tab/>instantiator='mixin: head-timer; on: attach-hud; group: timer; remove-last: true'&gt;<text:line-break/>+<text:tab/><text:tab/><text:tab/>&lt;/a-entity&gt;<text:line-break/> <text:line-break/> <text:tab/><text:tab/><text:tab/>&lt;a-entity position='0 0 -0.7'&gt;<text:line-break/> <text:tab/><text:tab/><text:tab/><text:tab/>&lt;a-entity class='hud bubble'<text:line-break/>-<text:tab/><text:tab/><text:tab/><text:tab/><text:tab/>mixin='ui-on-spine bubble bottom-bubble'&gt;<text:line-break/>+<text:tab/><text:tab/><text:tab/><text:tab/><text:tab/>clone-on='on: attach-hud; mixins: ui-on-spine, bubble, bottom-bubble'&gt;<text:line-break/> <text:tab/><text:tab/><text:tab/><text:tab/>&lt;/a-entity&gt;<text:line-break/> <text:tab/><text:tab/><text:tab/><text:tab/>&lt;a-entity class='hud text'<text:line-break/>-<text:tab/><text:tab/><text:tab/><text:tab/><text:tab/>mixin='ui-on-spine text bottom-text'&gt;<text:line-break/>+<text:tab/><text:tab/><text:tab/><text:tab/><text:tab/>clone-on='on: attach-hud; mixins: ui-on-spine, text, bottom-text'&gt;<text:line-break/> <text:tab/><text:tab/><text:tab/><text:tab/>&lt;/a-entity&gt;<text:line-break/> <text:tab/><text:tab/><text:tab/>&lt;/a-entity&gt;<text:line-break/> <text:line-break/> <text:tab/><text:tab/><text:tab/>&lt;a-entity position='0 1 -0.7'&gt;<text:line-break/> <text:tab/><text:tab/><text:tab/><text:tab/>&lt;a-entity class='hud bubble'<text:line-break/>-<text:tab/><text:tab/><text:tab/><text:tab/><text:tab/>mixin='ui-on-spine bubble top-bubble'&gt;<text:line-break/>+<text:tab/><text:tab/><text:tab/><text:tab/><text:tab/>clone-on='on: attach-hud; mixins: ui-on-spine, bubble, top-bubble'&gt;<text:line-break/> <text:tab/><text:tab/><text:tab/><text:tab/>&lt;/a-entity&gt;<text:line-break/> <text:tab/><text:tab/><text:tab/><text:tab/>&lt;a-entity class='hud text'<text:line-break/>-<text:tab/><text:tab/><text:tab/><text:tab/><text:tab/>mixin='ui-on-spine text top-text'&gt;<text:line-break/>+<text:tab/><text:tab/><text:tab/><text:tab/><text:tab/>clone-on='on: attach-hud; mixins: ui-on-spine, text, top-text'&gt;<text:line-break/> <text:tab/><text:tab/><text:tab/><text:tab/>&lt;/a-entity&gt;<text:line-break/> <text:tab/><text:tab/><text:tab/>&lt;/a-entity&gt;<text:line-break/>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98in" fo:margin-bottom="0.5102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0:14:22.940000000</dc:date>
    <meta:editing-duration>PT5M15S</meta:editing-duration>
    <meta:editing-cycles>1</meta:editing-cycles>
    <meta:document-statistic meta:table-count="0" meta:image-count="0" meta:object-count="0" meta:page-count="8" meta:paragraph-count="11" meta:word-count="1749" meta:character-count="16366" meta:non-whitespace-character-count="13639"/>
    <meta:generator>LibreOffice/5.2.3.3$Windows_x86 LibreOffice_project/d54a8868f08a7b39642414cf2c8ef2f228f780cf</meta:generator>
  </office:meta>
</office:document-meta>
</file>